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552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1.6063in"/>
    </style:style>
    <style:style style:name="co12" style:family="table-column">
      <style:table-column-properties fo:break-before="auto" style:column-width="0.9181in"/>
    </style:style>
    <style:style style:name="co13" style:family="table-column">
      <style:table-column-properties fo:break-before="auto" style:column-width="0.7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" style:family="table-cell" style:parent-style-name="Default" style:data-style-name="N99">
      <style:table-cell-properties fo:background-color="transparent"/>
    </style:style>
    <style:style style:name="ce2" style:family="table-cell" style:parent-style-name="Default">
      <style:table-cell-properties fo:background-color="#ffff00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instruction support and field nam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table:number-columns-repeated="2" office:value-type="string" calcext:value-type="string">
            <text:p>varchar(16)</text:p>
          </table:table-cell>
          <table:table-cell office:value-type="string" calcext:value-type="string">
            <text:p>varchar(1023)</text:p>
          </table:table-cell>
          <table:table-cell office:value-type="string" calcext:value-type="string">
            <text:p>varchar(255)</text:p>
          </table:table-cell>
          <table:table-cell table:number-columns-repeated="2" office:value-type="string" calcext:value-type="string">
            <text:p>bigint</text:p>
          </table:table-cell>
          <table:table-cell office:value-type="string" calcext:value-type="string">
            <text:p>double precision</text:p>
          </table:table-cell>
          <table:table-cell table:number-columns-repeated="9" office:value-type="string" calcext:value-type="string">
            <text:p>varchar(46)</text:p>
          </table:table-cell>
          <table:table-cell table:number-columns-repeated="2" office:value-type="string" calcext:value-type="string">
            <text:p>double precision</text:p>
          </table:table-cell>
          <table:table-cell office:value-type="string" calcext:value-type="string">
            <text:p>Varchar(1023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Type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Parser Support?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1</text:p>
          </table:table-cell>
          <table:table-cell office:value-type="string" calcext:value-type="string">
            <text:p>auth2</text:p>
          </table:table-cell>
          <table:table-cell office:value-type="string" calcext:value-type="string">
            <text:p>auth3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misc1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misc3</text:p>
          </table:table-cell>
          <table:table-cell office:value-type="string" calcext:value-type="string">
            <text:p>misc4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table:style-name="Default" office:value-type="string" calcext:value-type="string">
            <text:p>balance chang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llocate</text:p>
          </table:table-cell>
          <table:table-cell office:value-type="string" calcext:value-type="string">
            <text:p>decodeAllocat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llocateWithSeed</text:p>
          </table:table-cell>
          <table:table-cell office:value-type="string" calcext:value-type="string">
            <text:p>decodeAllocateWithSeed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decodeAssign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 table:number-columns-repeated="3"/>
          <table:table-cell office:value-type="string" calcext:value-type="string">
            <text:p>programId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ssignWithSeed</text:p>
          </table:table-cell>
          <table:table-cell office:value-type="string" calcext:value-type="string">
            <text:p>decodeAssign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/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ecodeCreateAccoun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newAccountPubkey</text:p>
          </table:table-cell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reateWithSeed</text:p>
          </table:table-cell>
          <table:table-cell office:value-type="string" calcext:value-type="string">
            <text:p>decodeCreat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newAccountPubkey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dvanceNonceAccount</text:p>
          </table:table-cell>
          <table:table-cell office:value-type="string" calcext:value-type="string">
            <text:p>decodeNonceAdvanc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4"/>
          <table:table-cell office:value-type="string" calcext:value-type="string">
            <text:p>noncePubkey</text:p>
          </table:table-cell>
          <table:table-cell table:number-columns-repeated="5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uthorizeNonceAccount</text:p>
          </table:table-cell>
          <table:table-cell office:value-type="string" calcext:value-type="string">
            <text:p>decodeNonc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 table:number-columns-repeated="3"/>
          <table:table-cell office:value-type="string" calcext:value-type="string">
            <text:p>noncePubkey</text:p>
          </table:table-cell>
          <table:table-cell table:number-columns-repeated="5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itializeNonceAccount</text:p>
          </table:table-cell>
          <table:table-cell office:value-type="string" calcext:value-type="string">
            <text:p>decodeNonceInitial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4"/>
          <table:table-cell office:value-type="string" calcext:value-type="string">
            <text:p>noncePubkey</text:p>
          </table:table-cell>
          <table:table-cell table:number-columns-repeated="5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ithdrawNonceAccount</text:p>
          </table:table-cell>
          <table:table-cell office:value-type="string" calcext:value-type="string">
            <text:p>decodeNonc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noncePubkey</text:p>
          </table:table-cell>
          <table:table-cell office:value-type="string" calcext:value-type="string">
            <text:p>toPubkey</text:p>
          </table:table-cell>
          <table:table-cell table:number-columns-repeated="5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codeTransf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toPubkey</text:p>
          </table:table-cell>
          <table:table-cell table:number-columns-repeated="5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TransferWithSeed</text:p>
          </table:table-cell>
          <table:table-cell office:value-type="string" calcext:value-type="string">
            <text:p>decodeTransfer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toPubkey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uthorize</text:p>
          </table:table-cell>
          <table:table-cell office:value-type="string" calcext:value-type="string">
            <text:p>decod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stakePubkey</text:p>
          </table:table-cell>
          <table:table-cell table:number-columns-repeated="2"/>
          <table:table-cell office:value-type="string" calcext:value-type="string">
            <text:p>stakeAuthorizationType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uthorizeWithSeed</text:p>
          </table:table-cell>
          <table:table-cell office:value-type="string" calcext:value-type="string">
            <text:p>decodeAuthoriz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tyOwner</text:p>
          </table:table-cell>
          <table:table-cell office:value-type="string" calcext:value-type="string">
            <text:p>newAuthorizedPubkey</text:p>
          </table:table-cell>
          <table:table-cell office:value-type="string" calcext:value-type="string">
            <text:p>custodianPubkey</text:p>
          </table:table-cell>
          <table:table-cell office:value-type="string" calcext:value-type="string">
            <text:p>stakePubkey</text:p>
          </table:table-cell>
          <table:table-cell/>
          <table:table-cell office:value-type="string" calcext:value-type="string">
            <text:p>authoritySeed</text:p>
          </table:table-cell>
          <table:table-cell office:value-type="string" calcext:value-type="string">
            <text:p>stakeAuthorizationTyp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uthorityBase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Deactivate</text:p>
          </table:table-cell>
          <table:table-cell office:value-type="string" calcext:value-type="string">
            <text:p>decodeDeactiv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 table:number-columns-repeated="7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Delegate</text:p>
          </table:table-cell>
          <table:table-cell office:value-type="string" calcext:value-type="string">
            <text:p>decodeDeleg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/>
          <table:table-cell office:value-type="string" calcext:value-type="string">
            <text:p>votePubkey</text:p>
          </table:table-cell>
          <table:table-cell table:number-columns-repeated="5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ecodeInitial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staker</text:p>
          </table:table-cell>
          <table:table-cell office:value-type="string" calcext:value-type="string">
            <text:p>withdrawer</text:p>
          </table:table-cell>
          <table:table-cell office:value-type="string" calcext:value-type="string">
            <text:p>custodian</text:p>
          </table:table-cell>
          <table:table-cell office:value-type="string" calcext:value-type="string">
            <text:p>stakePubkey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unixTimestamp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decodeMer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ourceStakePubKey</text:p>
          </table:table-cell>
          <table:table-cell office:value-type="string" calcext:value-type="string">
            <text:p>stakePubkey</text:p>
          </table:table-cell>
          <table:table-cell table:number-columns-repeated="5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decodeSpli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 office:value-type="string" calcext:value-type="string">
            <text:p>splitStakePubkey</text:p>
          </table:table-cell>
          <table:table-cell table:number-columns-repeated="5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decod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/>
          <table:table-cell office:value-type="string" calcext:value-type="string">
            <text:p>custodianPubkey</text:p>
          </table:table-cell>
          <table:table-cell office:value-type="string" calcext:value-type="string">
            <text:p>stakePubkey</text:p>
          </table:table-cell>
          <table:table-cell office:value-type="string" calcext:value-type="string">
            <text:p>toPubkey</text:p>
          </table:table-cell>
          <table:table-cell table:number-columns-repeated="5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RequestHeapFrame</text:p>
          </table:table-cell>
          <table:table-cell office:value-type="string" calcext:value-type="string">
            <text:p>decodeRequestHeapFram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5"/>
          <table:table-cell office:value-type="string" calcext:value-type="string">
            <text:p>units</text:p>
          </table:table-cell>
          <table:table-cell office:value-type="string" calcext:value-type="string">
            <text:p>additionalFee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RequestUnits</text:p>
          </table:table-cell>
          <table:table-cell office:value-type="string" calcext:value-type="string">
            <text:p>decodeRequestUnit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8"/>
          <table:table-cell office:value-type="string" calcext:value-type="string">
            <text:p>bytes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SetComputeUnitLimit</text:p>
          </table:table-cell>
          <table:table-cell office:value-type="string" calcext:value-type="string">
            <text:p>decodeSetComputeUnitLimi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5"/>
          <table:table-cell office:value-type="string" calcext:value-type="string">
            <text:p>units</text:p>
          </table:table-cell>
          <table:table-cell table:number-columns-repeated="5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SetComputeUnitPrice</text:p>
          </table:table-cell>
          <table:table-cell office:value-type="string" calcext:value-type="string">
            <text:p>decodeSetComputeUnitPric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6"/>
          <table:table-cell office:value-type="string" calcext:value-type="string">
            <text:p>microLamports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Authorize</text:p>
          </table:table-cell>
          <table:table-cell office:value-type="string" calcext:value-type="string">
            <text:p>decod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votePubkey</text:p>
          </table:table-cell>
          <table:table-cell table:number-columns-repeated="2"/>
          <table:table-cell office:value-type="string" calcext:value-type="string">
            <text:p>voteAuthorizationType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AuthorizeWithSeed</text:p>
          </table:table-cell>
          <table:table-cell office:value-type="string" calcext:value-type="string">
            <text:p>decodeAuthoriz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urrentAuthorityDerivedKeyOwner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votePubkey</text:p>
          </table:table-cell>
          <table:table-cell/>
          <table:table-cell office:value-type="string" calcext:value-type="string">
            <text:p>currentAuthorityDerivedKeySeed</text:p>
          </table:table-cell>
          <table:table-cell office:value-type="string" calcext:value-type="string">
            <text:p>voteAuthorizationType</text:p>
          </table:table-cell>
          <table:table-cell/>
          <table:table-cell office:value-type="string" calcext:value-type="string">
            <text:p>currentAuthorityDerivedKeyBasePubkey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InitializeAccount</text:p>
          </table:table-cell>
          <table:table-cell office:value-type="string" calcext:value-type="string">
            <text:p>decodeInitializeAccoun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Voter</text:p>
          </table:table-cell>
          <table:table-cell office:value-type="string" calcext:value-type="string">
            <text:p>authorizedWithdrawer</text:p>
          </table:table-cell>
          <table:table-cell/>
          <table:table-cell office:value-type="string" calcext:value-type="string">
            <text:p>votePubkey</text:p>
          </table:table-cell>
          <table:table-cell office:value-type="string" calcext:value-type="string">
            <text:p>nodePubkey</text:p>
          </table:table-cell>
          <table:table-cell office:value-type="string" calcext:value-type="string">
            <text:p>voteInit</text:p>
          </table:table-cell>
          <table:table-cell office:value-type="string" calcext:value-type="string">
            <text:p>commission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decod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WithdrawerPubkey</text:p>
          </table:table-cell>
          <table:table-cell table:number-columns-repeated="2"/>
          <table:table-cell office:value-type="string" calcext:value-type="string">
            <text:p>votePubkey</text:p>
          </table:table-cell>
          <table:table-cell office:value-type="string" calcext:value-type="string">
            <text:p>toPubkey</text:p>
          </table:table-cell>
          <table:table-cell table:number-columns-repeated="5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mountToUiAmount</text:p>
          </table:table-cell>
          <table:table-cell office:value-type="string" calcext:value-type="string">
            <text:p>decodeAmountToUiAmount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7"/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ecodeApprove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 office:value-type="string" calcext:value-type="string">
            <text:p>delegate</text:p>
          </table:table-cell>
          <table:table-cell table:style-name="ce2" office:value-type="string" calcext:value-type="string">
            <text:p>multiSigners</text:p>
          </table:table-cell>
          <table:table-cell table:number-columns-repeated="2"/>
          <table:table-cell office:value-type="string" calcext:value-type="string">
            <text:p>programId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pproveChecked</text:p>
          </table:table-cell>
          <table:table-cell office:value-type="string" calcext:value-type="string">
            <text:p>decodeApproveChecked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 office:value-type="string" calcext:value-type="string">
            <text:p>delegate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decodeBurn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/>
          <table:table-cell table:style-name="ce2" office:value-type="string" calcext:value-type="string">
            <text:p>multiSigners</text:p>
          </table:table-cell>
          <table:table-cell/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BurnChecked</text:p>
          </table:table-cell>
          <table:table-cell office:value-type="string" calcext:value-type="string">
            <text:p>decodeBurnChecked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/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loseAccount</text:p>
          </table:table-cell>
          <table:table-cell office:value-type="string" calcext:value-type="string">
            <text:p>decodeCloseAccount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ty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table:number-columns-repeated="2"/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onfidentialTransferExtension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piGuardExtension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reateNativeMint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DefaultAccountStateExtension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FreezeAccount</text:p>
          </table:table-cell>
          <table:table-cell office:value-type="string" calcext:value-type="string">
            <text:p>decodeFreezeAccount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ty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/>
          <table:table-cell table:style-name="ce2" office:value-type="string" calcext:value-type="string">
            <text:p>multiSigners</text:p>
          </table:table-cell>
          <table:table-cell/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GetAccountDataSize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</text:p>
          </table:table-cell>
          <table:table-cell office:value-type="string" calcext:value-type="string">
            <text:p>decodeInitializeAccount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 table:number-columns-repeated="2"/>
          <table:table-cell office:value-type="string" calcext:value-type="string">
            <text:p>rent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2</text:p>
          </table:table-cell>
          <table:table-cell office:value-type="string" calcext:value-type="string">
            <text:p>decodeInitializeAccount2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 table:number-columns-repeated="2"/>
          <table:table-cell office:value-type="string" calcext:value-type="string">
            <text:p>rent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3</text:p>
          </table:table-cell>
          <table:table-cell office:value-type="string" calcext:value-type="string">
            <text:p>decodeInitializeAccount3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 table:number-columns-repeated="3"/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ImmutableOwner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</text:p>
          </table:table-cell>
          <table:table-cell office:value-type="string" calcext:value-type="string">
            <text:p>decodeInitializeMint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mintAuthority</text:p>
          </table:table-cell>
          <table:table-cell table:number-columns-repeated="5"/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2</text:p>
          </table:table-cell>
          <table:table-cell office:value-type="string" calcext:value-type="string">
            <text:p>decodeInitializeMint2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mintAuthority</text:p>
          </table:table-cell>
          <table:table-cell table:number-columns-repeated="5"/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CloseAuthority</text:p>
          </table:table-cell>
          <table:table-cell office:value-type="string" calcext:value-type="string">
            <text:p>N/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loseAuthority</text:p>
          </table:table-cell>
          <table:table-cell table:number-columns-repeated="6"/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ultisig</text:p>
          </table:table-cell>
          <table:table-cell office:value-type="string" calcext:value-type="string">
            <text:p>decodeInitializeMultisig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5"/>
          <table:table-cell office:value-type="string" calcext:value-type="string">
            <text:p>signers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ultisig2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8"/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NonTransferableMint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PermanentDelegate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terestBearingMintExtension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emoTransferExtension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etadataPointerExtension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intTo</text:p>
          </table:table-cell>
          <table:table-cell office:value-type="string" calcext:value-type="string">
            <text:p>decodeMintTo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ty</text:p>
          </table:table-cell>
          <table:table-cell table:number-columns-repeated="3"/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/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intToChecked</text:p>
          </table:table-cell>
          <table:table-cell office:value-type="string" calcext:value-type="string">
            <text:p>decodeMintToChecked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ty</text:p>
          </table:table-cell>
          <table:table-cell table:number-columns-repeated="3"/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Reallocate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Revoke</text:p>
          </table:table-cell>
          <table:table-cell office:value-type="string" calcext:value-type="string">
            <text:p>decodeRevoke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/>
          <table:table-cell table:style-name="ce2" office:value-type="string" calcext:value-type="string">
            <text:p>multiSigners</text:p>
          </table:table-cell>
          <table:table-cell table:number-columns-repeated="2"/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SetAuthority</text:p>
          </table:table-cell>
          <table:table-cell office:value-type="string" calcext:value-type="string">
            <text:p>decodeSetAuthority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urrentAuthority</text:p>
          </table:table-cell>
          <table:table-cell office:value-type="string" calcext:value-type="string">
            <text:p>newAuthority</text:p>
          </table:table-cell>
          <table:table-cell/>
          <table:table-cell office:value-type="string" calcext:value-type="string">
            <text:p>account</text:p>
          </table:table-cell>
          <table:table-cell/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authorityType</text:p>
          </table:table-cell>
          <table:table-cell/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SyncNative</text:p>
          </table:table-cell>
          <table:table-cell office:value-type="string" calcext:value-type="string">
            <text:p>decodeSyncNative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</text:p>
          </table:table-cell>
          <table:table-cell table:number-columns-repeated="4"/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hawAccount</text:p>
          </table:table-cell>
          <table:table-cell office:value-type="string" calcext:value-type="string">
            <text:p>decodeThawAccount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ty</text:p>
          </table:table-cell>
          <table:table-cell table:number-columns-repeated="2"/>
          <table:table-cell office:value-type="string" calcext:value-type="string">
            <text:p>account</text:p>
          </table:table-cell>
          <table:table-cell/>
          <table:table-cell table:style-name="ce2" office:value-type="string" calcext:value-type="string">
            <text:p>multiSigners</text:p>
          </table:table-cell>
          <table:table-cell/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codeTransfer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Destination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sure of multiSigners size/type</text:p>
          </table:table-cell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Checked</text:p>
          </table:table-cell>
          <table:table-cell office:value-type="string" calcext:value-type="string">
            <text:p>decodeTransferChecked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Destination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sure of multiSigners size/type</text:p>
          </table:table-cell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FeeExtension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HookExtension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1"/>
          <table:table-cell office:value-type="string" calcext:value-type="string">
            <text:p>sign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UiAmountToAmount</text:p>
          </table:table-cell>
          <table:table-cell office:value-type="string" calcext:value-type="string">
            <text:p>decodeUiAmountToAmount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7"/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signers</text:p>
          </table:table-cell>
          <table:table-cell table:style-name="Default"/>
          <table:table-cell/>
        </table:table-row>
      </table:table>
      <table:table table:name="csv field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sv colum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varchar(102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double precis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h1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h2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h3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c1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c3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c4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double preci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gners</text:p>
          </table:table-cell>
          <table:table-cell office:value-type="string" calcext:value-type="string">
            <text:p>Varchar(1023)</text:p>
          </table:table-cell>
        </table:table-row>
      </table:table>
      <table:named-expressions/>
      <table:database-ranges>
        <table:database-range table:name="__Anonymous_Sheet_DB__0" table:target-range-address="'instruction support and field names'.A2:'instruction support and field names'.Y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2:35:53.996865565</meta:creation-date>
    <dc:date>2024-05-06T13:50:43.216328456</dc:date>
    <meta:editing-duration>P1DT2H32M54S</meta:editing-duration>
    <meta:editing-cycles>81</meta:editing-cycles>
    <meta:generator>LibreOffice/7.3.7.2$Linux_X86_64 LibreOffice_project/30$Build-2</meta:generator>
    <meta:document-statistic meta:table-count="2" meta:cell-count="1153" meta:object-count="0"/>
  </office:meta>
</office:document-meta>
</file>